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 CASA script to create, clean, and display an image.</text:span></text:p>
      <text:p text:style-name="P1"><text:span text:style-name="T1"># Execute this script from within the CASA environment by issuing the</text:span></text:p>
      <text:p text:style-name="P1"><text:span text:style-name="T1"># CASA command: execfile('CASA_imager_SKA_2src.py') </text:span></text:p>
      <text:p text:style-name="P1"><text:span text:style-name="T1"/></text:p>
      <text:p text:style-name="P1"><text:span text:style-name="T1"># get rid of old versions of files to be created in this script</text:span></text:p>
      <text:p text:style-name="P1"><text:span text:style-name="T1">import os</text:span></text:p>
      <text:p text:style-name="P1"><text:span text:style-name="T1">os.system('rm -rf /3data/casapy-stable-31.0.13516-001-64b/bin/image.res* /3data/casapy-stable-31.0.13516-001-64b/bin/image.clean /3data/casapy-stable-31.0.13516-001-64b/bin/image.psf /3data/casapy-stable-31.0.13516-001-64b/bin/test_image.fits')</text:span></text:p>
      <text:p text:style-name="P1"><text:span text:style-name="T1"/></text:p>
      <text:p text:style-name="P1"><text:span text:style-name="T1"># start using the imager (im) tool</text:span></text:p>
      <text:p text:style-name="P1"><text:span text:style-name="T1"/></text:p>
      <text:p text:style-name="P1"><text:span text:style-name="T1"># msname = '/3data/MS_sims1/SKA_LOGSPIRAL40_CASA_2.MS'</text:span></text:p>
      <text:p text:style-name="P1"><text:span text:style-name="T1"># msname = '/3data/MS_sims1/SKA_LOGSPIRAL40_CASA_3.MS'</text:span></text:p>
      <text:p text:style-name="P1"><text:span text:style-name="T1"># msname = '/3data/MS_sims1/SKA_LOGSPIRAL40_CASA_1src.MS'</text:span></text:p>
      <text:p text:style-name="P1"><text:span text:style-name="T1"># msname = '/3data/MS_sims1/SKA_LOGSPIRAL40_CASA_0src.MS'</text:span></text:p>
      <text:p text:style-name="P1"><text:span text:style-name="T1"># msname = '/3data/MS_sims1/SKA_LOGSPIRAL40_CASA_2src.MS'</text:span></text:p>
      <text:p text:style-name="P1"><text:span text:style-name="T1"># msname = '/3data/MS_sims1/SKA_LOGSPIRAL50_CASA_2src.MS'</text:span></text:p>
      <text:p text:style-name="P1"><text:span text:style-name="T1"># msname = '/3data/MS_sims1/SKA_LOGSPIRAL75_CASA_2src.MS'</text:span></text:p>
      <text:p text:style-name="P1"><text:span text:style-name="T1"># msname = '/3data/MS_sims1/SKA_LOGSPIRAL100_CASA_2src.MS'</text:span></text:p>
      <text:p text:style-name="P1"><text:span text:style-name="T1">msname = '/3data/MS_sims1/SKA_LOGSPIRAL150_CASA_2src.MS'</text:span></text:p>
      <text:p text:style-name="P1"><text:span text:style-name="T1"># msname = '/3data/MS_sims1/SKA_LOGSPIRAL175_CASA_2src.MS'</text:span></text:p>
      <text:p text:style-name="P1"><text:span text:style-name="T1"># msname = '/3data/MS_sims1/SKA_LOGSPIRAL40_CASA_1src_off.MS'</text:span></text:p>
      <text:p text:style-name="P1"><text:span text:style-name="T1"># msname = '/3data/MS_sims1/SKA_LOGSPIRAL40_CASA_1src_offset.MS'</text:span></text:p>
      <text:p text:style-name="P1"><text:span text:style-name="T1"># msname = '/3data/MS_sims1/SKA_LOGSPIRAL40_CASA.MSs'</text:span></text:p>
      <text:p text:style-name="P1"><text:span text:style-name="T1"># msname = '/3data/MS_sims1/SKA_LOGSPIRAL40_MEQ.MS'</text:span></text:p>
      <text:p text:style-name="P1"><text:span text:style-name="T1"># msname = '/3data/MS_sims1/SKA_LOGSPIRAL50_MEQ.MS'</text:span></text:p>
      <text:p text:style-name="P1"><text:span text:style-name="T1"># msname = '/3data/MS_sims1/ASKAP_sim_orig.MS'</text:span></text:p>
      <text:p text:style-name="P1"><text:span text:style-name="T1"/></text:p>
      <text:p text:style-name="P1"><text:span text:style-name="T1">nameimag = '/3data/MS_sims1/casa_sims_fits/SKA_LOGSPIRAL150_CASA_90min_2src_75arcmin_2048_64ch_1400mhz_cortes_CORRDATA_uni_w256_aproj_casaimag' </text:span></text:p>
      <text:p text:style-name="P1"><text:span text:style-name="T1"/></text:p>
      <text:p text:style-name="P1"><text:span text:style-name="T1">#function call for CLEAN</text:span></text:p>
      <text:p text:style-name="P1"><text:span text:style-name="T1"/></text:p>
      <text:p text:style-name="P1"><text:span text:style-name="T1">default('clean')</text:span></text:p>
      <text:p text:style-name="P1"><text:span text:style-name="T1">#clean(vis=msname,imagename=nameimag,mode='mfs',gridmode='aprojection', wprojplanes=128, cfcache= 'cfcache.dir',painc=10.0,</text:span></text:p>
      <text:p text:style-name="P1"><text:span text:style-name="T1">#<text:s text:c="6"/>niter=0,gain=0.1,threshold='0.0mJy',psfmode='clark',imagermode='csclean',interactive=False,</text:span></text:p>
      <text:p text:style-name="P1"><text:span text:style-name="T1">#<text:s text:c="6"/>imsize=2048,cell='8.0arcsec',stokes='I',weighting='uniform',cyclefactor=1.5,cyclespeedup=-1)</text:span></text:p>
      <text:p text:style-name="P1"><text:span text:style-name="T1"/></text:p>
      <text:p text:style-name="P1"><text:span text:style-name="T1">#This test does produces images successfully</text:span></text:p>
      <text:p text:style-name="P1"><text:span text:style-name="T1">#clean(vis=msname,imagename=nameimag,mode='mfs',gridmode='widefield', wprojplanes=128, cfcache= 'cfcache.dir',</text:span></text:p>
      <text:p text:style-name="P1"><text:span text:style-name="T1">#<text:s text:c="6"/>niter=0,gain=0.1,threshold='0.0mJy',psfmode='clark',imagermode='csclean',ftmachine='ft',interactive=False,</text:span></text:p>
      <text:p text:style-name="P1"><text:span text:style-name="T1">#<text:s text:c="6"/>imsize=2048,cell='8.0arcsec',stokes='I',weighting='uniform',cyclefactor=1.5,cyclespeedup=-1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#clean(vis=msname,imagename=nameimag,mode='mfs',gridmode='aprojection', wprojplanes=128, cfcache= 'cfcache.dir',</text:span></text:p>
      <text:p text:style-name="P1"><text:span text:style-name="T1">#<text:s text:c="6"/>painc=10.0, niter=0,gain=0.1,threshold='0.0mJy',psfmode='clark',imagermode='csclean',ftmachine='ft',</text:span></text:p>
      <text:p text:style-name="P1"><text:span text:style-name="T1">#<text:s text:c="6"/>interactive=False, imsize=2048,cell='8.0arcsec',stokes='I',weighting='uniform',cyclefactor=1.5,cyclespeedup=-1)</text:span></text:p>
      <text:p text:style-name="P1"><text:span text:style-name="T1"/></text:p>
      <text:p text:style-name="P1"><text:span text:style-name="T1"/></text:p>
      <text:p text:style-name="P1"><text:span text:style-name="T1">#clean(vis=msname,imagename=nameimag,mode='mfs',gridmode='aprojection', wprojplanes=128, cfcache= 'cfcache.dir',</text:span></text:p>
      <text:p text:style-name="P1"><text:span text:style-name="T1">#<text:s text:c="6"/>painc=10.0, niter=0,gain=0.1,threshold='0.0mJy',psfmode='clark',ftmachine='ft',</text:span></text:p>
      <text:p text:style-name="P1"><text:span text:style-name="T1">#<text:s text:c="6"/>interactive=False, imsize=2048,cell='8.0arcsec',stokes='I',weighting='uniform')</text:span></text:p>
      <text:p text:style-name="P1"><text:span text:style-name="T1"/></text:p>
      <text:p text:style-name="P1"><text:span text:style-name="T1"># clean(vis=msname,imagename=nameimag,mode='mfs',gridmode='aprojection', cfcache= 'cfcache.dir',</text:span></text:p>
      <text:p text:style-name="P1"><text:span text:style-name="T1">#<text:s text:c="6"/>painc=10.0, niter=0,gain=0.1, threshold='0.0mJy', psfmode='clark', ftmachine='ft',</text:span></text:p>
      <text:p text:style-name="P1"><text:span text:style-name="T1">#<text:s text:c="6"/>interactive=False, imsize=2048,cell='8.0arcsec',stokes='I', weighting='uniform')</text:span></text:p>
      <text:p text:style-name="P1"><text:span text:style-name="T1"/></text:p>
      <text:p text:style-name="P1"><text:span text:style-name="T1">#clean(vis=msname,imagename=nameimag,mode='mfs',gridmode='aprojection',wprojplanes=128, cfcache= 'cfcache.dir',</text:span></text:p>
      <text:p text:style-name="P1"><text:span text:style-name="T1">#<text:s text:c="6"/>painc=360.0, niter=500, gain=0.1,threshold='0.0mJy',psfmode='clark',imagermode='csclean',ftmachine='ft',</text:span></text:p>
      <text:p text:style-name="P1"><text:span text:style-name="T1">#<text:s text:c="6"/>interactive=False, imsize=2048,cell='8.0arcsec',stokes='I',weighting='uniform',cyclefactor=1.5,cyclespeedup=-1)</text:span></text:p>
      <text:p text:style-name="P1"><text:span text:style-name="T1"/></text:p>
      <text:p text:style-name="P1"><text:span text:style-name="T1"># clean(vis=msname,imagename=nameimag,mode='mfs',gridmode='aprojection', wprojplanes=128,cfcache= 'cfcache.dir',</text:span></text:p>
      <text:p text:style-name="P1"><text:span text:style-name="T1">#<text:s text:c="6"/>painc=360.0, niter=0, gain=0.1,threshold='0.0mJy',psfmode='clark',imagermode='csclean',ftmachine='ft',</text:span></text:p>
      <text:p text:style-name="P1"><text:span text:style-name="T1">#<text:s text:c="6"/>interactive=False, imsize=2048,cell='8.0arcsec',stokes='I',weighting='uniform',cyclefactor=5,cyclespeedup=50)</text:span></text:p>
      <text:p text:style-name="P1"><text:span text:style-name="T1"/></text:p>
      <text:p text:style-name="P1"><text:span text:style-name="T1">#clean(vis=msname,imagename=nameimag,mode='mfs',gridmode='aprojection',cfcache= 'cfcache.dir',</text:span></text:p>
      <text:p text:style-name="P1"><text:span text:style-name="T1">#<text:s text:c="6"/>painc=360.0, niter=0, gain=0.1,threshold='0.0mJy',psfmode='clark',imagermode='csclean',ftmachine='ft',</text:span></text:p>
      <text:p text:style-name="P1"><text:span text:style-name="T1">#<text:s text:c="6"/>interactive=False, imsize=2048,cell='8.0arcsec',stokes='I',weighting='uniform',cyclefactor=5,cyclespeedup=50)</text:span></text:p>
      <text:p text:style-name="P1"><text:span text:style-name="T1"/></text:p>
      <text:p text:style-name="P1"><text:span text:style-name="T1"># clean(vis=msname,imagename=nameimag,mode='mfs',gridmode='aprojection',wprojplanes=150,cfcache= 'cfcache.dir',</text:span></text:p>
      <text:p text:style-name="P1"><text:span text:style-name="T1">#<text:s text:c="6"/>painc=360.0, niter=0, gain=0.1,threshold='0.0mJy',psfmode='clark',imagermode='csclean',ftmachine='ft',</text:span></text:p>
      <text:p text:style-name="P1"><text:span text:style-name="T1">#<text:s text:c="6"/>interactive=False, imsize=2048,cell='8.0arcsec',stokes='I',weighting='uniform',cyclefactor=5,cyclespeedup=550)</text:span></text:p>
      <text:p text:style-name="P1"><text:span text:style-name="T1"/></text:p>
      <text:p text:style-name="P1"><text:span text:style-name="T1"># clean(vis=msname,imagename=nameimag,mode='mfs',gridmode='aprojection',wprojplanes=150,cfcache= 'cfcache.dir',</text:span></text:p>
      <text:p text:style-name="P1"><text:span text:style-name="T1">#<text:s text:c="6"/>painc=360.0, niter=500, gain=0.1,threshold='0.0mJy',psfmode='clark',imagermode='csclean',ftmachine='ft',</text:span></text:p>
      <text:p text:style-name="P1"><text:span text:style-name="T1">#<text:s text:c="6"/>interactive=False, imsize=2048,cell='8.0arcsec',stokes='I',weighting='uniform',cyclefactor=5,cyclespeedup=550)</text:span></text:p>
      <text:p text:style-name="P1"><text:span text:style-name="T1"/></text:p>
      <text:p text:style-name="P1"><text:span text:style-name="T1"># clean(vis=msname,imagename=nameimag,mode='mfs',gridmode='aprojection',cfcache= 'cfcache.dir',</text:span></text:p>
      <text:p text:style-name="P1"><text:span text:style-name="T1">#<text:s text:c="6"/>painc=360.0, niter=500, gain=0.1,threshold='0.0mJy',psfmode='clark',imagermode='csclean',ftmachine='ft',</text:span></text:p>
      <text:p text:style-name="P1"><text:span text:style-name="T1">#<text:s text:c="6"/>interactive=False, imsize=2048,cell='8.0arcsec',stokes='I',weighting='uniform',cyclefactor=5,cyclespeedup=550)</text:span></text:p>
      <text:p text:style-name="P1"><text:span text:style-name="T1"/></text:p>
      <text:p text:style-name="P1"><text:span text:style-name="T1"/></text:p>
      <text:p text:style-name="P1"><text:span text:style-name="T1"># clean(vis=msname,imagename=nameimag,mode='mfs',gridmode='aprojection',cfcache= 'cfcache.dir',</text:span></text:p>
      <text:p text:style-name="P1"><text:span text:style-name="T1">#<text:s text:c="6"/>painc=360.0, niter=0, gain=0.1,threshold='0.0mJy',psfmode='clark',imagermode='csclean',ftmachine='ft',</text:span></text:p>
      <text:p text:style-name="P1"><text:span text:style-name="T1">#<text:s text:c="6"/>interactive=False, imsize=2048,cell='8.0arcsec',stokes='I',weighting='uniform',cyclefactor=15,cyclespeedup=750)</text:span></text:p>
      <text:p text:style-name="P1"><text:span text:style-name="T1"/></text:p>
      <text:p text:style-name="P1"><text:span text:style-name="T1"/></text:p>
      <text:p text:style-name="P1"><text:span text:style-name="T1">clean(vis=msname,imagename=nameimag,mode='mfs',gridmode='aprojection',cfcache= 'cfcache.dir',</text:span></text:p>
      <text:p text:style-name="P1"><text:span text:style-name="T1"><text:s text:c="6"/>painc=360.0, niter=0, gain=0.1,threshold='0.0mJy',psfmode='clark',ftmachine='ft',</text:span></text:p>
      <text:p text:style-name="P1"><text:span text:style-name="T1"><text:s text:c="6"/>interactive=False, imsize=2048,cell='8.0arcsec',stokes='I',weighting='uniform')</text:span></text:p>
      <text:p text:style-name="P1"><text:span text:style-name="T1"/></text:p>
      <text:p text:style-name="P1"><text:span text:style-name="T1"/></text:p>
      <text:p text:style-name="P1"><text:span text:style-name="T1"># use the image (ia) tool to get a fits file output</text:span></text:p>
      <text:p text:style-name="P1"><text:span text:style-name="T1">viewer(nameimag+'.image')</text:span></text:p>
      <text:p text:style-name="P1"><text:span text:style-name="T1">ia.open(nameimag+'.image')</text:span></text:p>
      <text:p text:style-name="P1"><text:span text:style-name="T1">ia.tofits('/3data/MS_sims1/casa_sims_fits/SKA_LOGSPIRAL150_CASA_90min_2src_75arcmin_2048_64ch_1400mhz_cortes_CORRDATA_uni_w256_aproj_casaimag.fits')</text:span></text:p>
      <text:p text:style-name="P1"><text:span text:style-name="T1">os.system('ds9 /3data/MS_sims1/casa_sims_fits/SKA_LOGSPIRAL150_CASA_90min_2src_75arcmin_2048_64ch_1400mhz_cortes_CORRDATA_uni_w256_aproj_casaimag.fits &amp;')</text:span></text:p>
      <text:p text:style-name="P1"><text:span text:style-name="T1">os.system('/home/yashar/Downloads/casapy-30.2.11761-001-64b/bin/casaviewer /3data/MS_sims1/casa_sims_fits/SKA_LOGSPIRAL150_CASA_90min_2src_75arcmin_2048_64ch_1400mhz_cortes_CORRDATA_uni_w256_aproj_casaimag.fits &amp;')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